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2cm" svg:stroke-color="#ffffff" draw:marker-start="" draw:marker-start-width="0.494cm" draw:marker-end-width="0.494cm" draw:fill="solid" draw:fill-color="#ed145b" draw:textarea-horizontal-align="justify" draw:textarea-vertical-align="middle" draw:auto-grow-height="false" fo:padding-top="-0.358cm" fo:padding-bottom="-0.358cm" fo:padding-left="-0.233cm" fo:padding-right="-0.233cm"/>
    </style:style>
    <style:style style:name="gr2" style:family="graphic" style:parent-style-name="standard">
      <style:graphic-properties draw:stroke="solid" svg:stroke-width="0.152cm" svg:stroke-color="#ffffff" draw:marker-start-width="0.428cm" draw:marker-end-width="0.428cm" draw:fill="solid" draw:fill-color="#ed145b" draw:opacity="25%" draw:textarea-horizontal-align="justify" draw:textarea-vertical-align="middle" draw:auto-grow-height="false" fo:padding-top="0.201cm" fo:padding-bottom="0.201cm" fo:padding-left="0.326cm" fo:padding-right="0.326cm" draw:shadow-offset-x="0.203cm" draw:shadow-offset-y="0.203cm" draw:shadow-color="#000000" draw:shadow-opacity="25%"/>
    </style:style>
    <style:style style:name="gr3" style:family="graphic" style:parent-style-name="standard">
      <style:graphic-properties draw:stroke="solid" svg:stroke-width="0.152cm" svg:stroke-color="#ffffff" draw:marker-start-width="0.428cm" draw:marker-end-width="0.428cm" draw:fill="solid" draw:fill-color="#ed145b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solid" svg:stroke-width="0.152cm" svg:stroke-color="#ffffff" draw:marker-start-width="0.428cm" draw:marker-end-width="0.428cm" draw:fill="solid" draw:fill-color="#ed145b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5" style:family="graphic" style:parent-style-name="objectwithoutfill">
      <style:graphic-properties svg:stroke-width="0.432cm" svg:stroke-color="#ed145b" draw:marker-start-width="0.848cm" draw:marker-end="Arrow" draw:marker-end-width="0.948cm" draw:fill="none" draw:textarea-vertical-align="middle" fo:padding-top="0.341cm" fo:padding-bottom="0.341cm" fo:padding-left="0.466cm" fo:padding-right="0.4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color="#ed145b" fo:font-size="14pt" style:font-size-asian="18pt" style:font-size-complex="18pt"/>
    </style:style>
    <style:style style:name="P4" style:family="paragraph">
      <style:paragraph-properties fo:text-align="center"/>
      <style:text-properties fo:color="#ed145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ed145b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5cm" svg:x="1cm" svg:y="1cm">
          <text:p text:style-name="P1"><text:span text:style-name="T1">Install audio distribu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5cm" svg:x="4.9cm" svg:y="1cm">
          <text:p text:style-name="P3"><text:span text:style-name="T2">Get recording hardw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cm" svg:height="5cm" svg:x="9cm" svg:y="1cm">
          <text:p text:style-name="P1"><text:span text:style-name="T1">Learn the basics of J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9cm" svg:height="2.7cm" svg:x="13cm" svg:y="1cm">
          <text:p text:style-name="P1"><text:span text:style-name="T1">Learn the softw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9cm" svg:height="2.3cm" svg:x="13cm" svg:y="3.7cm">
          <text:p text:style-name="P1"><text:span text:style-name="T1">Produce the mu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1cm" svg:height="5cm" svg:x="17.9cm" svg:y="1cm">
          <text:p text:style-name="P1"><text:span text:style-name="T1">Export the mu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1cm" svg:height="2cm" svg:x="1cm" svg:y="6cm">
          <text:p text:style-name="P4"><text:span text:style-name="T2">Contribute to Libre Music Produc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1cm" svg:y1="0.5cm" svg:x2="21.9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808080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ffan Melin</meta:initial-creator>
    <meta:creation-date>2014-03-30T15:57:35.016188074</meta:creation-date>
    <dc:date>2014-08-12T00:02:52.169040102</dc:date>
    <meta:editing-duration>PT4M26S</meta:editing-duration>
    <meta:editing-cycles>6</meta:editing-cycles>
    <meta:generator>LibreOffice/4.2.5.2$Linux_X86_64 LibreOffice_project/420m0$Build-2</meta:generator>
    <meta:document-statistic meta:object-count="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LMP" draw:color="#ed145b"/>
</ooo:color-table>
</file>